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07a7" officeooo:paragraph-rsid="000c07a7"/>
    </style:style>
    <style:style style:name="P2" style:family="paragraph" style:parent-style-name="Standard">
      <style:paragraph-properties fo:text-align="start" style:justify-single-word="false"/>
      <style:text-properties officeooo:rsid="000c192a" officeooo:paragraph-rsid="000c192a"/>
    </style:style>
    <style:style style:name="P3" style:family="paragraph" style:parent-style-name="Standard">
      <style:paragraph-properties fo:text-align="start" style:justify-single-word="false"/>
      <style:text-properties officeooo:rsid="000dc860" officeooo:paragraph-rsid="000dc86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dc860" officeooo:paragraph-rsid="000dc860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dc860" officeooo:paragraph-rsid="000dc860"/>
    </style:style>
    <style:style style:name="P6" style:family="paragraph" style:parent-style-name="Standard">
      <style:paragraph-properties fo:text-align="start" style:justify-single-word="false"/>
      <style:text-properties officeooo:rsid="000c192a" officeooo:paragraph-rsid="000c192a"/>
    </style:style>
    <style:style style:name="P7" style:family="paragraph" style:parent-style-name="Standard">
      <style:paragraph-properties fo:text-align="start" style:justify-single-word="false"/>
      <style:text-properties officeooo:rsid="000f88ee" officeooo:paragraph-rsid="000f88ee"/>
    </style:style>
    <style:style style:name="T1" style:family="text">
      <style:text-properties officeooo:rsid="000f88e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valori di default li ho messi come costanti.</text:p>
      <text:p text:style-name="P2"/>
      <text:p text:style-name="P2">Controllo il valore di isNumber.</text:p>
      <text:p text:style-name="P2"/>
      <text:p text:style-name="P3">Faccio un for da inizio a fine compreso con un if-else:</text:p>
      <text:list xml:id="list2084217531" text:style-name="L1">
        <text:list-item>
          <text:p text:style-name="P4">se i è minore di fine prendo il vettore degli argomenti dati dall’utente</text:p>
        </text:list-item>
        <text:list-item>
          <text:p text:style-name="P4">altrimenti prendo il nome directory.</text:p>
        </text:list-item>
      </text:list>
      <text:p text:style-name="P3"/>
      <text:p text:style-name="P3">Ho creato una una funzione per controllare se i file sono regolari o cartelle.</text:p>
      <text:p text:style-name="P3"/>
      <text:p text:style-name="P3">Ho creato un file C che salva i numeri binari in un file binario e ho usato il foglio elettronico per fare la prova con il progetto:</text:p>
      <text:list xml:id="list1692629445" text:style-name="L2">
        <text:list-item>
          <text:p text:style-name="P5">eseguibile/testo1.dat</text:p>
        </text:list-item>
        <text:list-item>
          <text:p text:style-name="P5">eseguibile/testo2.dat</text:p>
        </text:list-item>
        <text:list-item>
          <text:p text:style-name="P5">eseguibile/testo3.dat</text:p>
        </text:list-item>
        <text:list-item>
          <text:p text:style-name="P5">eseguibile/ciao/testo4.dat</text:p>
        </text:list-item>
        <text:list-item>
          <text:p text:style-name="P5">eseguibile/ciao/miao/testo5.da<text:span text:style-name="T1">t.</text:span></text:p>
        </text:list-item>
      </text:list>
      <text:p text:style-name="P3"/>
      <text:p text:style-name="P7">Il master inserisce i file nella coda e i worker li prendono e li calcolano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1:53:54.736966342</meta:creation-date>
    <dc:date>2023-10-19T00:22:06.474334267</dc:date>
    <meta:editing-duration>PT6H25M2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11" meta:character-count="662" meta:non-whitespace-character-count="571"/>
  </office:meta>
</office:document-meta>
</file>